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2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4" table:default-cell-style-name="Default"/>
        <table:table-row table:style-name="ro1" table:number-rows-repeated="10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No background subtraction</text:p>
          </table:table-cell>
          <table:table-cell table:number-columns-repeated="6"/>
          <table:table-cell office:value-type="string" calcext:value-type="string">
            <text:p>With background subtraction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1/sigma2</text:p>
          </table:table-cell>
          <table:table-cell office:value-type="string" calcext:value-type="string">
            <text:p>X/sigma2</text:p>
          </table:table-cell>
          <table:table-cell table:number-columns-repeated="5"/>
          <table:table-cell office:value-type="string" calcext:value-type="string">
            <text:p>1/sigma2</text:p>
          </table:table-cell>
          <table:table-cell office:value-type="string" calcext:value-type="string">
            <text:p>X/sigma2</text:p>
          </table:table-cell>
          <table:table-cell/>
        </table:table-row>
        <table:table-row table:style-name="ro2">
          <table:table-cell table:number-columns-repeated="2"/>
          <table:table-cell office:value-type="float" office:value="4.27092" calcext:value-type="float">
            <text:p>4.27092</text:p>
          </table:table-cell>
          <table:table-cell office:value-type="float" office:value="0.343727" calcext:value-type="float">
            <text:p>0.343727</text:p>
          </table:table-cell>
          <table:table-cell table:formula="of:=1/[.D13]/[.D13]" office:value-type="float" office:value="8.46394250886132" calcext:value-type="float">
            <text:p>8.4639425089</text:p>
          </table:table-cell>
          <table:table-cell table:formula="of:=[.C13]*[.E13]" office:value-type="float" office:value="36.148821339946" calcext:value-type="float">
            <text:p>36.1488213399</text:p>
          </table:table-cell>
          <table:table-cell/>
          <table:table-cell table:style-name="ce1" table:number-columns-repeated="2"/>
          <table:table-cell table:style-name="ce1" office:value-type="float" office:value="4.27156" calcext:value-type="float">
            <text:p>4.27156</text:p>
          </table:table-cell>
          <table:table-cell table:style-name="ce1" office:value-type="float" office:value="0.390417" calcext:value-type="float">
            <text:p>0.390417</text:p>
          </table:table-cell>
          <table:table-cell table:formula="of:=1/[.K13]/[.K13]" office:value-type="float" office:value="6.56058490034035" calcext:value-type="float">
            <text:p>6.5605849003</text:p>
          </table:table-cell>
          <table:table-cell table:formula="of:=[.J13]*[.L13]" office:value-type="float" office:value="28.0239320368978" calcext:value-type="float">
            <text:p>28.0239320369</text:p>
          </table:table-cell>
          <table:table-cell/>
        </table:table-row>
        <table:table-row table:style-name="ro2">
          <table:table-cell table:number-columns-repeated="2"/>
          <table:table-cell office:value-type="float" office:value="3.38076" calcext:value-type="float">
            <text:p>3.38076</text:p>
          </table:table-cell>
          <table:table-cell office:value-type="float" office:value="0.293032" calcext:value-type="float">
            <text:p>0.293032</text:p>
          </table:table-cell>
          <table:table-cell table:formula="of:=1/[.D14]/[.D14]" office:value-type="float" office:value="11.6458153938243" calcext:value-type="float">
            <text:p>11.6458153938</text:p>
          </table:table-cell>
          <table:table-cell table:formula="of:=[.C14]*[.E14]" office:value-type="float" office:value="39.3717068508254" calcext:value-type="float">
            <text:p>39.3717068508</text:p>
          </table:table-cell>
          <table:table-cell/>
          <table:table-cell table:style-name="ce1" table:number-columns-repeated="2"/>
          <table:table-cell table:style-name="ce1" office:value-type="float" office:value="3.60358" calcext:value-type="float">
            <text:p>3.60358</text:p>
          </table:table-cell>
          <table:table-cell table:style-name="ce1" office:value-type="float" office:value="0.324493" calcext:value-type="float">
            <text:p>0.324493</text:p>
          </table:table-cell>
          <table:table-cell table:formula="of:=1/[.K14]/[.K14]" office:value-type="float" office:value="9.49706334689072" calcext:value-type="float">
            <text:p>9.4970633469</text:p>
          </table:table-cell>
          <table:table-cell table:formula="of:=[.J14]*[.L14]" office:value-type="float" office:value="34.2234275355884" calcext:value-type="float">
            <text:p>34.2234275356</text:p>
          </table:table-cell>
          <table:table-cell/>
        </table:table-row>
        <table:table-row table:style-name="ro2">
          <table:table-cell table:number-columns-repeated="2"/>
          <table:table-cell office:value-type="float" office:value="3.65577" calcext:value-type="float">
            <text:p>3.65577</text:p>
          </table:table-cell>
          <table:table-cell office:value-type="float" office:value="0.372995" calcext:value-type="float">
            <text:p>0.372995</text:p>
          </table:table-cell>
          <table:table-cell table:formula="of:=1/[.D15]/[.D15]" office:value-type="float" office:value="7.18776682208995" calcext:value-type="float">
            <text:p>7.1877668221</text:p>
          </table:table-cell>
          <table:table-cell table:formula="of:=[.C15]*[.E15]" office:value-type="float" office:value="26.2768223151918" calcext:value-type="float">
            <text:p>26.2768223152</text:p>
          </table:table-cell>
          <table:table-cell/>
          <table:table-cell table:style-name="ce1" table:number-columns-repeated="2"/>
          <table:table-cell table:style-name="ce1" office:value-type="float" office:value="3.79385" calcext:value-type="float">
            <text:p>3.79385</text:p>
          </table:table-cell>
          <table:table-cell table:style-name="ce1" office:value-type="float" office:value="0.438598" calcext:value-type="float">
            <text:p>0.438598</text:p>
          </table:table-cell>
          <table:table-cell table:formula="of:=1/[.K15]/[.K15]" office:value-type="float" office:value="5.19836423519255" calcext:value-type="float">
            <text:p>5.1983642352</text:p>
          </table:table-cell>
          <table:table-cell table:formula="of:=[.J15]*[.L15]" office:value-type="float" office:value="19.7218141536852" calcext:value-type="float">
            <text:p>19.7218141537</text:p>
          </table:table-cell>
          <table:table-cell/>
        </table:table-row>
        <table:table-row table:style-name="ro2">
          <table:table-cell table:number-columns-repeated="2"/>
          <table:table-cell office:value-type="float" office:value="3.35633" calcext:value-type="float">
            <text:p>3.35633</text:p>
          </table:table-cell>
          <table:table-cell office:value-type="float" office:value="0.329306" calcext:value-type="float">
            <text:p>0.329306</text:p>
          </table:table-cell>
          <table:table-cell table:formula="of:=1/[.D16]/[.D16]" office:value-type="float" office:value="9.2214817825351" calcext:value-type="float">
            <text:p>9.2214817825</text:p>
          </table:table-cell>
          <table:table-cell table:formula="of:=[.C16]*[.E16]" office:value-type="float" office:value="30.950335951176" calcext:value-type="float">
            <text:p>30.9503359512</text:p>
          </table:table-cell>
          <table:table-cell/>
          <table:table-cell table:style-name="ce1" table:number-columns-repeated="2"/>
          <table:table-cell table:style-name="ce1" office:value-type="float" office:value="3.52729" calcext:value-type="float">
            <text:p>3.52729</text:p>
          </table:table-cell>
          <table:table-cell table:style-name="ce1" office:value-type="float" office:value="0.368194" calcext:value-type="float">
            <text:p>0.368194</text:p>
          </table:table-cell>
          <table:table-cell table:formula="of:=1/[.K16]/[.K16]" office:value-type="float" office:value="7.37643612155357" calcext:value-type="float">
            <text:p>7.3764361216</text:p>
          </table:table-cell>
          <table:table-cell table:formula="of:=[.J16]*[.L16]" office:value-type="float" office:value="26.0188293671947" calcext:value-type="float">
            <text:p>26.0188293672</text:p>
          </table:table-cell>
          <table:table-cell/>
        </table:table-row>
        <table:table-row table:style-name="ro2">
          <table:table-cell table:number-columns-repeated="2"/>
          <table:table-cell office:value-type="float" office:value="3.98352" calcext:value-type="float">
            <text:p>3.98352</text:p>
          </table:table-cell>
          <table:table-cell office:value-type="float" office:value="0.499806" calcext:value-type="float">
            <text:p>0.499806</text:p>
          </table:table-cell>
          <table:table-cell table:formula="of:=1/[.D17]/[.D17]" office:value-type="float" office:value="4.00310580746303" calcext:value-type="float">
            <text:p>4.0031058075</text:p>
          </table:table-cell>
          <table:table-cell table:formula="of:=[.C17]*[.E17]" office:value-type="float" office:value="15.9464520461451" calcext:value-type="float">
            <text:p>15.9464520461</text:p>
          </table:table-cell>
          <table:table-cell/>
          <table:table-cell table:style-name="ce1" table:number-columns-repeated="2"/>
          <table:table-cell table:style-name="ce1" office:value-type="float" office:value="3.95986" calcext:value-type="float">
            <text:p>3.95986</text:p>
          </table:table-cell>
          <table:table-cell table:style-name="ce1" office:value-type="float" office:value="0.5273" calcext:value-type="float">
            <text:p>0.5273</text:p>
          </table:table-cell>
          <table:table-cell table:formula="of:=1/[.K17]/[.K17]" office:value-type="float" office:value="3.59653637722114" calcext:value-type="float">
            <text:p>3.5965363772</text:p>
          </table:table-cell>
          <table:table-cell table:formula="of:=[.J17]*[.L17]" office:value-type="float" office:value="14.2417805387029" calcext:value-type="float">
            <text:p>14.241780538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um</text:p>
          </table:table-cell>
          <table:table-cell table:formula="of:=SUM([.E13:.E17])" office:value-type="float" office:value="40.5221123147737" calcext:value-type="float">
            <text:p>40.5221123148</text:p>
          </table:table-cell>
          <table:table-cell table:formula="of:=SUM([.F13:.F17])" office:value-type="float" office:value="148.694138503284" calcext:value-type="float">
            <text:p>148.6941385033</text:p>
          </table:table-cell>
          <table:table-cell table:number-columns-repeated="4"/>
          <table:table-cell office:value-type="string" calcext:value-type="string">
            <text:p>sum</text:p>
          </table:table-cell>
          <table:table-cell table:formula="of:=SUM([.L13:.L17])" office:value-type="float" office:value="32.2289849811983" calcext:value-type="float">
            <text:p>32.2289849812</text:p>
          </table:table-cell>
          <table:table-cell table:formula="of:=SUM([.M13:.M17])" office:value-type="float" office:value="122.229783632069" calcext:value-type="float">
            <text:p>122.2297836321</text:p>
          </table:table-cell>
          <table:table-cell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4"/>
          <table:table-cell table:formula="of:=[.F18]/[.E18]" office:value-type="float" office:value="3.66945674865703" calcext:value-type="float">
            <text:p>3.6694567487</text:p>
          </table:table-cell>
          <table:table-cell table:formula="of:=SQRT(1/[.E18])" office:value-type="float" office:value="0.157091961339157" calcext:value-type="float">
            <text:p>0.1570919613</text:p>
          </table:table-cell>
          <table:table-cell table:formula="of:=[.E22]-[.F22]" office:value-type="float" office:value="3.51236478731787" calcext:value-type="float">
            <text:p>3.5123647873</text:p>
          </table:table-cell>
          <table:table-cell table:number-columns-repeated="4"/>
          <table:table-cell table:formula="of:=[.M18]/[.L18]" office:value-type="float" office:value="3.79254213880379" calcext:value-type="float">
            <text:p>3.7925421388</text:p>
          </table:table-cell>
          <table:table-cell table:formula="of:=SQRT(1/[.L18])" office:value-type="float" office:value="0.176147582009077" calcext:value-type="float">
            <text:p>0.176147582</text:p>
          </table:table-cell>
          <table:table-cell table:formula="of:=[.L22]-[.M22]" office:value-type="float" office:value="3.61639455679471" calcext:value-type="float">
            <text:p>3.6163945568</text:p>
          </table:table-cell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14"/>
        </table:table-row>
        <table:table-row table:style-name="ro1" table:number-rows-repeated="7">
          <table:table-cell table:number-columns-repeated="14"/>
        </table:table-row>
        <table:table-row table:style-name="ro1">
          <table:table-cell table:number-columns-repeated="14"/>
        </table:table-row>
        <table:table-row table:style-name="ro1" table:number-rows-repeated="4">
          <table:table-cell table:number-columns-repeated="9"/>
          <table:table-cell table:style-name="ce1" table:number-columns-repeated="2"/>
          <table:table-cell table:number-columns-repeated="3"/>
        </table:table-row>
        <table:table-row table:style-name="ro1">
          <table:table-cell table:number-columns-repeated="9"/>
          <table:table-cell table:style-name="ce1" table:number-columns-repeated="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7T02:50:58.911588689</meta:creation-date>
    <dc:date>2019-03-07T03:15:02.083361762</dc:date>
    <meta:editing-duration>PT8M52S</meta:editing-duration>
    <meta:editing-cycles>3</meta:editing-cycles>
    <meta:generator>LibreOffice/5.0.6.2$Linux_X86_64 LibreOffice_project/00$Build-2</meta:generator>
    <meta:document-statistic meta:table-count="1" meta:cell-count="58" meta:object-count="0"/>
  </office:meta>
</office:document-meta>
</file>